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>
            <text:p>#d1 [°]</text:p>
          </table:table-cell>
          <table:table-cell office:value-type="string">
            <text:p>d1m [']</text:p>
          </table:table-cell>
          <table:table-cell office:value-type="string">
            <text:p>d2 [°]</text:p>
          </table:table-cell>
          <table:table-cell office:value-type="string">
            <text:p>d2m [']</text:p>
          </table:table-cell>
          <table:table-cell table:style-name="Default" office:value-type="string">
            <text:p>d [°]</text:p>
          </table:table-cell>
          <table:table-cell table:style-name="Default" office:value-type="string">
            <text:p>dd[°]</text:p>
          </table:table-cell>
          <table:table-cell table:style-name="Default" office:value-type="string">
            <text:p>d [1]</text:p>
          </table:table-cell>
          <table:table-cell office:value-type="string">
            <text:p>dd [1]</text:p>
          </table:table-cell>
          <table:table-cell table:style-name="Default" office:value-type="string">
            <text:p>lambda [nm]</text:p>
          </table:table-cell>
          <table:table-cell table:style-name="Default" office:value-type="string">
            <text:p>dlambda [nm]</text:p>
          </table:table-cell>
          <table:table-cell office:value-type="string">
            <text:p>I</text:p>
          </table:table-cell>
        </table:table-row>
        <table:table-row table:style-name="ro2">
          <table:table-cell office:value-type="float" office:value="165.5">
            <text:p>165.5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table:formula="of:=(([.C2]+([.D2]/30))-([.A2]+([.B2]/30)))/2" office:value-type="float" office:value="14.5166666666667">
            <text:p>14.517</text:p>
          </table:table-cell>
          <table:table-cell office:value-type="float" office:value="0.067">
            <text:p>0.067</text:p>
          </table:table-cell>
          <table:table-cell table:formula="of:=2*PI()*[.E2]/360" office:value-type="float" office:value="0.253363629747843">
            <text:p>0.2534</text:p>
          </table:table-cell>
          <table:table-cell office:value-type="float" office:value="0.0012">
            <text:p>0.0012</text:p>
          </table:table-cell>
          <table:table-cell table:formula="of:=1.67*SIN([.G2])*1000" office:value-type="float" office:value="418.604899037688">
            <text:p>418.6</text:p>
          </table:table-cell>
          <table:table-cell table:formula="of:=1670*COS([.G2])*[.H2]" office:value-type="float" office:value="1.94002183272312">
            <text:p>1.9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164.5">
            <text:p>164.5</text:p>
          </table:table-cell>
          <table:table-cell office:value-type="float" office:value="0">
            <text:p>0</text:p>
          </table:table-cell>
          <table:table-cell office:value-type="float" office:value="195.5">
            <text:p>195.5</text:p>
          </table:table-cell>
          <table:table-cell office:value-type="float" office:value="0">
            <text:p>0</text:p>
          </table:table-cell>
          <table:table-cell table:formula="of:=(([.C3]+([.D3]/30))-([.A3]+([.B3]/30)))/2" office:value-type="float" office:value="15.5">
            <text:p>15.500</text:p>
          </table:table-cell>
          <table:table-cell office:value-type="float" office:value="0.067">
            <text:p>0.067</text:p>
          </table:table-cell>
          <table:table-cell table:formula="of:=2*PI()*[.E3]/360" office:value-type="float" office:value="0.270526034059121">
            <text:p>0.2705</text:p>
          </table:table-cell>
          <table:table-cell office:value-type="float" office:value="0.0012">
            <text:p>0.0012</text:p>
          </table:table-cell>
          <table:table-cell table:formula="of:=1.67*SIN([.G3])*1000" office:value-type="float" office:value="446.288088050689">
            <text:p>446.3</text:p>
          </table:table-cell>
          <table:table-cell table:formula="of:=1670*COS([.G3])*[.H3]" office:value-type="float" office:value="1.93111542823008">
            <text:p>1.9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 office:value-type="float" office:value="197.5">
            <text:p>197.5</text:p>
          </table:table-cell>
          <table:table-cell office:value-type="float" office:value="5">
            <text:p>5</text:p>
          </table:table-cell>
          <table:table-cell table:formula="of:=(([.C4]+([.D4]/30))-([.A4]+([.B4]/30)))/2" office:value-type="float" office:value="17.4">
            <text:p>17.400</text:p>
          </table:table-cell>
          <table:table-cell office:value-type="float" office:value="0.067">
            <text:p>0.067</text:p>
          </table:table-cell>
          <table:table-cell table:formula="of:=2*PI()*[.E4]/360" office:value-type="float" office:value="0.303687289847013">
            <text:p>0.3037</text:p>
          </table:table-cell>
          <table:table-cell office:value-type="float" office:value="0.0012">
            <text:p>0.0012</text:p>
          </table:table-cell>
          <table:table-cell table:formula="of:=1.67*SIN([.G4])*1000" office:value-type="float" office:value="499.398123067665">
            <text:p>499.4</text:p>
          </table:table-cell>
          <table:table-cell table:formula="of:=1670*COS([.G4])*[.H4]" office:value-type="float" office:value="1.91229761834662">
            <text:p>1.9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160.5">
            <text:p>160.5</text:p>
          </table:table-cell>
          <table:table-cell office:value-type="float" office:value="4">
            <text:p>4</text:p>
          </table:table-cell>
          <table:table-cell office:value-type="float" office:value="199.5">
            <text:p>199.5</text:p>
          </table:table-cell>
          <table:table-cell office:value-type="float" office:value="5">
            <text:p>5</text:p>
          </table:table-cell>
          <table:table-cell table:formula="of:=(([.C5]+([.D5]/30))-([.A5]+([.B5]/30)))/2" office:value-type="float" office:value="19.5166666666667">
            <text:p>19.517</text:p>
          </table:table-cell>
          <table:table-cell office:value-type="float" office:value="0.067">
            <text:p>0.067</text:p>
          </table:table-cell>
          <table:table-cell table:formula="of:=2*PI()*[.E5]/360" office:value-type="float" office:value="0.34063009234756">
            <text:p>0.3406</text:p>
          </table:table-cell>
          <table:table-cell office:value-type="float" office:value="0.0012">
            <text:p>0.0012</text:p>
          </table:table-cell>
          <table:table-cell table:formula="of:=1.67*SIN([.G5])*1000" office:value-type="float" office:value="557.915350831289">
            <text:p>557.9</text:p>
          </table:table-cell>
          <table:table-cell table:formula="of:=1670*COS([.G5])*[.H5]" office:value-type="float" office:value="1.88885887886888">
            <text:p>1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00.5">
            <text:p>200.5</text:p>
          </table:table-cell>
          <table:table-cell office:value-type="float" office:value="13">
            <text:p>13</text:p>
          </table:table-cell>
          <table:table-cell table:formula="of:=(([.C6]+([.D6]/30))-([.A6]+([.B6]/30)))/2" office:value-type="float" office:value="20.7">
            <text:p>20.700</text:p>
          </table:table-cell>
          <table:table-cell office:value-type="float" office:value="0.067">
            <text:p>0.067</text:p>
          </table:table-cell>
          <table:table-cell table:formula="of:=2*PI()*[.E6]/360" office:value-type="float" office:value="0.361283155162826">
            <text:p>0.3613</text:p>
          </table:table-cell>
          <table:table-cell office:value-type="float" office:value="0.0012">
            <text:p>0.0012</text:p>
          </table:table-cell>
          <table:table-cell table:formula="of:=1.67*SIN([.G6])*1000" office:value-type="float" office:value="590.302989111359">
            <text:p>590.3</text:p>
          </table:table-cell>
          <table:table-cell table:formula="of:=1670*COS([.G6])*[.H6]" office:value-type="float" office:value="1.87462983778305">
            <text:p>1.9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4">
            <text:p>14</text:p>
          </table:table-cell>
          <table:table-cell office:value-type="float" office:value="200.5">
            <text:p>200.5</text:p>
          </table:table-cell>
          <table:table-cell office:value-type="float" office:value="21">
            <text:p>21</text:p>
          </table:table-cell>
          <table:table-cell table:formula="of:=(([.C7]+([.D7]/30))-([.A7]+([.B7]/30)))/2" office:value-type="float" office:value="20.8666666666667">
            <text:p>20.867</text:p>
          </table:table-cell>
          <table:table-cell office:value-type="float" office:value="0.067">
            <text:p>0.067</text:p>
          </table:table-cell>
          <table:table-cell table:formula="of:=2*PI()*[.E7]/360" office:value-type="float" office:value="0.364192037249483">
            <text:p>0.3642</text:p>
          </table:table-cell>
          <table:table-cell office:value-type="float" office:value="0.0012">
            <text:p>0.0012</text:p>
          </table:table-cell>
          <table:table-cell table:formula="of:=1.67*SIN([.G7])*1000" office:value-type="float" office:value="594.844716214007">
            <text:p>594.8</text:p>
          </table:table-cell>
          <table:table-cell table:formula="of:=1670*COS([.G7])*[.H7]" office:value-type="float" office:value="1.87256136336647">
            <text:p>1.9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157.5">
            <text:p>157.5</text:p>
          </table:table-cell>
          <table:table-cell office:value-type="float" office:value="3">
            <text:p>3</text:p>
          </table:table-cell>
          <table:table-cell office:value-type="float" office:value="202.5">
            <text:p>202.5</text:p>
          </table:table-cell>
          <table:table-cell office:value-type="float" office:value="3">
            <text:p>3</text:p>
          </table:table-cell>
          <table:table-cell table:formula="of:=(([.C8]+([.D8]/30))-([.A8]+([.B8]/30)))/2" office:value-type="float" office:value="22.5">
            <text:p>22.500</text:p>
          </table:table-cell>
          <table:table-cell office:value-type="float" office:value="0.067">
            <text:p>0.067</text:p>
          </table:table-cell>
          <table:table-cell table:formula="of:=2*PI()*[.E8]/360" office:value-type="float" office:value="0.392699081698724">
            <text:p>0.3927</text:p>
          </table:table-cell>
          <table:table-cell office:value-type="float" office:value="0.0012">
            <text:p>0.0012</text:p>
          </table:table-cell>
          <table:table-cell table:formula="of:=1.67*SIN([.G8])*1000" office:value-type="float" office:value="639.0813320497">
            <text:p>639.1</text:p>
          </table:table-cell>
          <table:table-cell table:formula="of:=1670*COS([.G8])*[.H8]" office:value-type="float" office:value="1.85145458315262">
            <text:p>1.9</text:p>
          </table:table-cell>
          <table:table-cell office:value-type="float" office:value="0.2">
            <text:p>0.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7:48:44</meta:creation-date>
    <dc:date>2014-05-15T18:16:05</dc:date>
    <meta:editing-duration>PT10M27S</meta:editing-duration>
    <meta:editing-cycles>1</meta:editing-cycles>
    <meta:document-statistic meta:table-count="3" meta:cell-count="88" meta:object-count="0"/>
    <meta:generator>LibreOffice/3.5$Linux_X86_64 LibreOffice_project/350m1$Build-2</meta:generator>
  </office:meta>
</office:document-meta>
</file>